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dExecutorFactoryBeanTests.shutdownNowIsPropagatedToTheExecutorOn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duledExecutorFactoryBeanTests.shutdownIsPropagatedToTheExecutorOn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duledExecutorFactoryBeanTests.objectTypeReportsCorr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ExecutorFactoryBeanTests.pauseToLetTaskStart( int seco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duledExecutorFactoryBeanTests.throwsExceptionIfPoolSizeIsLessThan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dExecutorFactoryBeanTests.createExecutor( int poolSize , ThreadFactory threadFactory , RejectedExecutionHandler rejectedExecu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dExecutorFactoryBeanTests.settingRejectedExecutionHandlerToNullForcesUseOfDefaultButIsOtherwiseC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duledExecutorFactoryBeanTests.oneTimeExecutionIsSetUpAndFire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dExecutorFactoryBeanTests.withInitialDelayRepeatedExecutionIsSetUpAndFiresCorrectlyAf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duledExecutorFactoryBeanTests.fixedRepeatedExecutionIsSetUpAndFiresCorrectlyAf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duledExecutorFactoryBeanTests.settingThreadFactoryToNullForcesUseOfDefaultButIsOtherwiseC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duledExecutorFactoryBeanTests.withInitialDelayRepeatedExecutionIsSetUpAndFire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duledExecutorFactoryBeanTests.fixedRepeatedExecutionIsSetUpAndFire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OpScheduledExecutorTask.NoOpScheduledExecuto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